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0000000000800000008FB849EEA078823E6.png" manifest:media-type="image/pn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OpenSymbol" svg:font-family="OpenSymbol, 'Arial Unicode MS'"/>
    <style:font-face style:name="Tahoma1" svg:font-family="Tahoma"/>
    <style:font-face style:name="Courier New" svg:font-family="'Courier New'" style:font-family-generic="modern"/>
    <style:font-face style:name="Lucida Sans Unicode" svg:font-family="'Lucida Sans Unicode'" style:font-pitch="variable"/>
    <style:font-face style:name="MS Mincho" svg:font-family="'MS Mincho'" style:font-pitch="variable"/>
    <style:font-face style:name="Mangal1" svg:font-family="Mangal" style:font-pitch="variable"/>
    <style:font-face style:name="SimSun1" svg:font-family="SimSun" style:font-pitch="variable"/>
    <style:font-face style:name="Tahoma" svg:font-family="Tahoma" style:font-pitch="variable"/>
    <style:font-face style:name="Gabriola1" svg:font-family="Gabriola" style:font-family-generic="decorative" style:font-pitch="variable"/>
    <style:font-face style:name="Gabriola" svg:font-family="Gabriola" style:font-adornments="Regular" style:font-family-generic="decorative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Times New Roman1" svg:font-family="'Times New Roman'" style:font-family-generic="script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paragraph-properties>
        <style:tab-stops>
          <style:tab-stop style:position="4.5in" style:type="right"/>
        </style:tab-stops>
      </style:paragraph-properties>
    </style:style>
    <style:style style:name="P2" style:family="paragraph" style:parent-style-name="HeadingRecipe" style:master-page-name="RecipeHalfPageRightStyle">
      <style:paragraph-properties style:page-number="auto" fo:break-before="page">
        <style:tab-stops/>
      </style:paragraph-properties>
      <style:text-properties style:use-window-font-color="true" style:font-name="Times New Roman" fo:font-size="12pt" fo:language="en" fo:country="US" fo:font-style="normal" fo:font-weight="normal" officeooo:rsid="002c8150" officeooo:paragraph-rsid="002c8150" style:letter-kerning="true" style:font-name-asian="Times New Roman" style:font-size-asian="12pt" style:language-asian="zxx" style:country-asian="none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style:font-name="Comic Sans MS" fo:font-size="12pt" fo:font-weight="bold" style:font-weight-asian="bold" style:font-weight-complex="bold"/>
    </style:style>
    <style:style style:name="T1" style:family="text">
      <style:text-properties style:font-name="Comic Sans MS" fo:font-size="12pt" fo:font-weight="bold" style:font-weight-asian="bold" style:font-weight-complex="bold"/>
    </style:style>
    <style:style style:name="Sect1" style:family="section">
      <style:section-properties text:dont-balance-text-columns="true" style:writing-mode="lr-tb" style:editable="false">
        <style:columns fo:column-count="1" fo:column-gap="0in"/>
        <text:notes-configuration text:note-class="footnote"/>
      </style:section-properties>
    </style:style>
    <style:style style:name="gr1" style:family="graphic">
      <style:graphic-properties svg:stroke-width="0.0201in" svg:stroke-color="#000000" draw:marker-start-width="0.2008in" draw:marker-end-width="0.2008in" draw:fill="none" draw:textarea-horizontal-align="center" draw:textarea-vertical-align="middle" fo:padding-top="0.0102in" fo:padding-bottom="0.0102in" fo:padding-left="0.0102in" fo:padding-right="0.0102in" style:protect="size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svg:stroke-width="0.0201in" svg:stroke-color="#000000" draw:marker-start-width="0.2008in" draw:marker-end-width="0.2008in" draw:fill="none" draw:textarea-horizontal-align="center" draw:textarea-vertical-align="middle" fo:padding-top="0.0102in" fo:padding-bottom="0.0102in" fo:padding-left="0.0102in" fo:padding-right="0.0102in" style:protect="siz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width="0.0201in" svg:stroke-color="#000000" draw:marker-start-width="0.2008in" draw:marker-end-width="0.2008in" draw:fill="none" draw:textarea-horizontal-align="center" draw:textarea-vertical-align="middle" fo:padding-top="0.0102in" fo:padding-bottom="0.0102in" fo:padding-left="0.0102in" fo:padding-right="0.0102in" style:protect="size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0.233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svg:stroke-width="0.0201in" svg:stroke-color="#000000" draw:marker-start-width="0.2008in" draw:marker-end-width="0.2008in" draw:fill="none" draw:textarea-horizontal-align="center" draw:textarea-vertical-align="middle" fo:padding-top="0.0102in" fo:padding-bottom="0.0102in" fo:padding-left="0.0102in" fo:padding-right="0.0102in" style:protect="size" style:run-through="foreground" style:vertical-pos="from-top" style:vertical-rel="page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color="#000000" draw:fill="none" draw:fill-color="#ffffff" fo:min-height="0.153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svg:stroke-color="#000000" draw:fill="none" draw:fill-color="#ffffff" fo:min-height="0.4898in" style:run-through="fore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ellipse text:anchor-type="page" text:anchor-page-number="1" draw:z-index="0" draw:style-name="gr1" draw:text-style-name="P3" svg:width="1.5004in" svg:height="1.0004in" svg:x="3.272in" svg:y="5.9425in">
        <text:p/>
      </draw:ellipse>
      <draw:ellipse text:anchor-type="page" text:anchor-page-number="1" draw:z-index="1" draw:style-name="gr1" draw:text-style-name="P3" svg:width="1.5004in" svg:height="1.0004in" svg:x="0.3701in" svg:y="2.1299in">
        <text:p/>
      </draw:ellipse>
      <draw:ellipse text:anchor-type="page" text:anchor-page-number="1" draw:z-index="5" draw:style-name="gr1" draw:text-style-name="P3" svg:width="1.5004in" svg:height="1.0004in" svg:x="3.272in" svg:y="3.3693in">
        <text:p/>
      </draw:ellipse>
      <draw:ellipse text:anchor-type="page" text:anchor-page-number="1" draw:z-index="6" draw:style-name="gr3" draw:text-style-name="P3" svg:width="1.5004in" svg:height="1.0004in" svg:x="0.3701in" svg:y="0.9402in">
        <text:p/>
      </draw:ellipse>
      <draw:ellipse text:anchor-type="page" text:anchor-page-number="1" draw:z-index="8" draw:style-name="gr1" draw:text-style-name="P3" svg:width="1.5004in" svg:height="1.0004in" svg:x="3.272in" svg:y="4.6362in">
        <text:p/>
      </draw:ellipse>
      <draw:ellipse text:anchor-type="page" text:anchor-page-number="1" draw:z-index="10" draw:style-name="gr5" draw:text-style-name="P3" svg:width="1.5004in" svg:height="1.0004in" svg:x="3.272in" svg:y="0.9402in">
        <text:p/>
      </draw:ellipse>
      <draw:frame text:anchor-type="page" text:anchor-page-number="1" draw:z-index="19" draw:style-name="gr7" draw:text-style-name="P5" svg:width="1.0421in" svg:height="0.4898in" svg:x="3.5311in" svg:y="1.4071in">
        <draw:text-box>
          <text:p text:style-name="P4"><text:span text:style-name="T1">Vegetarian/Vegetables</text:span></text:p>
        </draw:text-box>
      </draw:frame>
      <text:section text:style-name="Sect1" text:name="Section2">
        <text:h text:style-name="P2" text:outline-level="4"><draw:ellipse text:anchor-type="paragraph" draw:z-index="2" draw:style-name="gr2" draw:text-style-name="P3" svg:width="1.5004in" svg:height="1.0004in" svg:x="-0.1299in" svg:y="2.4811in"><text:p/></draw:ellipse><draw:ellipse text:anchor-type="paragraph" draw:z-index="3" draw:style-name="gr2" draw:text-style-name="P3" svg:width="1.5004in" svg:height="1.0004in" svg:x="-0.1299in" svg:y="3.748in"><text:p/></draw:ellipse><draw:ellipse text:anchor-type="paragraph" draw:z-index="4" draw:style-name="gr2" draw:text-style-name="P3" svg:width="1.5004in" svg:height="1.0004in" svg:x="2.772in" svg:y="1.2417in"><text:p/></draw:ellipse><draw:ellipse text:anchor-type="paragraph" draw:z-index="7" draw:style-name="gr2" draw:text-style-name="P3" svg:width="1.5004in" svg:height="1.0004in" svg:x="-0.1299in" svg:y="5.0543in"><text:p/></draw:ellipse><draw:frame text:anchor-type="paragraph" draw:z-index="9" draw:style-name="gr4" draw:text-style-name="P5" svg:width="0.9898in" svg:height="0.2335in" svg:x="0.1457in" svg:y="0.6752in"><draw:text-box><text:p text:style-name="P4"><text:span text:style-name="T1">Appetizers</text:span></text:p></draw:text-box></draw:frame><draw:frame text:anchor-type="paragraph" draw:z-index="11" draw:style-name="gr4" draw:text-style-name="P5" svg:width="0.9898in" svg:height="0.2335in" svg:x="3.0319in" svg:y="1.8543in"><draw:text-box><text:p text:style-name="P4"><text:span text:style-name="T1">Salads</text:span></text:p></draw:text-box></draw:frame><draw:frame text:anchor-type="paragraph" draw:z-index="12" draw:style-name="gr4" draw:text-style-name="P5" svg:width="0.9898in" svg:height="0.2335in" svg:x="0.1354in" svg:y="3.1693in"><draw:text-box><text:p text:style-name="P4"><text:span text:style-name="T1">Soups</text:span></text:p></draw:text-box></draw:frame><draw:frame text:anchor-type="paragraph" draw:z-index="13" draw:style-name="gr4" draw:text-style-name="P5" svg:width="1.235in" svg:height="0.2335in" svg:x="0.0126in" svg:y="4.3728in"><draw:text-box><text:p text:style-name="P4"><text:span text:style-name="T1">Poultry/Meats</text:span></text:p></draw:text-box></draw:frame><draw:frame text:anchor-type="paragraph" draw:z-index="14" draw:style-name="gr4" draw:text-style-name="P5" svg:width="0.9898in" svg:height="0.2335in" svg:x="0.1354in" svg:y="5.7272in"><draw:text-box><text:p text:style-name="P4"><text:span text:style-name="T1">Fish</text:span></text:p></draw:text-box></draw:frame><draw:frame text:anchor-type="paragraph" draw:z-index="15" draw:style-name="gr4" draw:text-style-name="P5" svg:width="0.9898in" svg:height="0.2335in" svg:x="0.1047in" svg:y="1.8543in"><draw:text-box><text:p text:style-name="P4"><text:span text:style-name="T1">Breads</text:span></text:p></draw:text-box></draw:frame><draw:frame text:anchor-type="paragraph" draw:z-index="16" draw:style-name="gr4" draw:text-style-name="P5" svg:width="0.9898in" svg:height="0.2335in" svg:x="3.0311in" svg:y="3.1693in"><draw:text-box><text:p text:style-name="P4"><text:span text:style-name="T1">Desserts</text:span></text:p></draw:text-box></draw:frame><draw:frame text:anchor-type="paragraph" draw:z-index="17" draw:style-name="gr4" draw:text-style-name="P5" svg:width="1.0941in" svg:height="0.2335in" svg:x="2.9689in" svg:y="4.3728in"><draw:text-box><text:p text:style-name="P4"><text:span text:style-name="T1">Passover</text:span></text:p></draw:text-box></draw:frame><draw:frame text:anchor-type="paragraph" draw:z-index="18" draw:style-name="gr6" draw:text-style-name="P5" svg:width="1.115in" svg:height="0.2335in" svg:x="2.9689in" svg:y="5.6772in"><draw:text-box><text:p text:style-name="P4"><text:span text:style-name="T1">Miscellaneous</text:span></text:p></draw:text-box></draw:frame></text:h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OpenSymbol" svg:font-family="OpenSymbol, 'Arial Unicode MS'"/>
    <style:font-face style:name="Tahoma1" svg:font-family="Tahoma"/>
    <style:font-face style:name="Courier New" svg:font-family="'Courier New'" style:font-family-generic="modern"/>
    <style:font-face style:name="Lucida Sans Unicode" svg:font-family="'Lucida Sans Unicode'" style:font-pitch="variable"/>
    <style:font-face style:name="MS Mincho" svg:font-family="'MS Mincho'" style:font-pitch="variable"/>
    <style:font-face style:name="Mangal1" svg:font-family="Mangal" style:font-pitch="variable"/>
    <style:font-face style:name="SimSun1" svg:font-family="SimSun" style:font-pitch="variable"/>
    <style:font-face style:name="Tahoma" svg:font-family="Tahoma" style:font-pitch="variable"/>
    <style:font-face style:name="Gabriola1" svg:font-family="Gabriola" style:font-family-generic="decorative" style:font-pitch="variable"/>
    <style:font-face style:name="Gabriola" svg:font-family="Gabriola" style:font-adornments="Regular" style:font-family-generic="decorative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Times New Roman1" svg:font-family="'Times New Roman'" style:font-family-generic="script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draw:fill-image draw:name="Fishscale" xlink:href="Pictures/100000000000000800000008FB849EEA078823E6.png" xlink:type="simple" xlink:show="embed" xlink:actuate="onLoad"/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language-asian="zxx" style:country-asian="none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list-style-name="" style:class="text">
      <style:paragraph-properties fo:margin-left="0in" fo:margin-right="0in" fo:margin-top="0.1665in" fo:margin-bottom="0.0835in" loext:contextual-spacing="false" fo:text-align="center" style:justify-single-word="false" fo:text-indent="0in" style:auto-text-indent="false" fo:keep-with-next="always" text:number-lines="false" text:line-number="0"/>
      <style:text-properties style:font-name="Times New Roman" fo:font-family="'Times New Roman'" style:font-family-generic="roman" style:font-pitch="variable" fo:font-size="12pt" style:font-name-asian="MS Mincho" style:font-family-asian="'MS Mincho'" style:font-pitch-asian="variable" style:font-size-asian="12pt" style:font-name-complex="Tahoma" style:font-family-complex="Tahoma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 style:register-true="tru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list-style-name="Outline" style:class="text">
      <style:text-properties style:font-name="Times New Roman" fo:font-family="'Times New Roman'" style:font-family-generic="roman" style:font-pitch="variable" fo:font-size="24pt" fo:font-weight="bold" style:font-name-asian="Lucida Sans Unicode" style:font-family-asian="'Lucida Sans Unicode'" style:font-pitch-asian="variable" style:font-size-asian="24pt" style:font-weight-asian="bold" style:font-name-complex="Tahoma" style:font-family-complex="Tahoma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text-properties style:font-name="Times New Roman" fo:font-family="'Times New Roman'" style:font-family-generic="roman" style:font-pitch="variable" fo:font-size="18pt" fo:font-weight="bold" style:font-name-asian="Lucida Sans Unicode" style:font-family-asian="'Lucida Sans Unicode'" style:font-pitch-asian="variable" style:font-size-asian="18pt" style:font-weight-asian="bold" style:font-name-complex="Tahoma" style:font-family-complex="Tahoma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Outline" style:class="text">
      <style:text-properties fo:font-size="10.5pt" fo:font-weight="bold" style:font-size-asian="10.5pt" style:font-weight-asian="bold" style:font-size-complex="10.5pt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Outline" style:class="text">
      <style:text-properties fo:font-size="10.5pt" fo:font-weight="bold" style:font-size-asian="10.5pt" style:font-weight-asian="bold" style:font-size-complex="10.5pt" style:font-weight-complex="bold"/>
    </style:style>
    <style:style style:name="Heading_20_8" style:display-name="Heading 8" style:family="paragraph" style:parent-style-name="Heading" style:next-style-name="Text_20_body" style:default-outline-level="8" style:list-style-name="Outline" style:class="text">
      <style:text-properties fo:font-size="10.5pt" fo:font-weight="bold" style:font-size-asian="10.5pt" style:font-weight-asian="bold" style:font-size-complex="10.5pt" style:font-weight-complex="bold"/>
    </style:style>
    <style:style style:name="Heading_20_9" style:display-name="Heading 9" style:family="paragraph" style:parent-style-name="Heading" style:next-style-name="Text_20_body" style:default-outline-level="9" style:list-style-name="Outline" style:class="text">
      <style:text-properties fo:font-size="10.5pt" fo:font-weight="bold" style:font-size-asian="10.5pt" style:font-weight-asian="bold" style:font-size-complex="10.5pt" style:font-weight-complex="bold"/>
    </style:style>
    <style:style style:name="Normal_20__28_Web_29_" style:display-name="Normal (Web)" style:family="paragraph" style:parent-style-name="Standard">
      <style:paragraph-properties fo:margin-top="0.1945in" fo:margin-bottom="0.1945in" loext:contextual-spacing="false"/>
      <style:text-properties style:language-complex="he" style:country-complex="IL"/>
    </style:style>
    <style:style style:name="Sender" style:family="paragraph" style:parent-style-name="Standard" style:class="extra">
      <style:paragraph-properties text:number-lines="false" text:line-number="0"/>
      <style:text-properties fo:font-style="italic" style:font-style-asian="italic" style:font-style-complex="italic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Courier New" fo:font-family="'Courier New'" style:font-family-generic="modern" fo:font-size="10pt" style:font-name-asian="Courier New" style:font-family-asian="'Courier New'" style:font-family-generic-asian="modern" style:font-size-asian="10pt" style:font-name-complex="Courier New" style:font-family-complex="'Courier New'" style:font-family-generic-complex="modern" style:font-size-complex="10pt"/>
    </style:style>
    <style:style style:name="Text" style:family="paragraph" style:parent-style-name="Caption" style:class="extra"/>
    <style:style style:name="HeadingRecipe" style:family="paragraph" style:next-style-name="Standard" style:default-outline-level="4" style:list-style-name="" style:master-page-name="">
      <style:paragraph-properties fo:margin-top="0in" fo:margin-bottom="0.15in" loext:contextual-spacing="false" fo:text-align="center" style:justify-single-word="false" style:page-number="auto">
        <style:tab-stops/>
      </style:paragraph-properties>
      <style:text-properties fo:font-size="14pt" style:text-underline-style="solid" style:text-underline-width="auto" style:text-underline-color="font-color" fo:font-weight="bold" style:font-weight-asian="bold"/>
    </style:style>
    <style:style style:name="HeadingRecipeTiming" style:family="paragraph" style:list-style-name="">
      <style:paragraph-properties fo:margin-left="0in" fo:margin-right="0in" fo:margin-top="0in" fo:margin-bottom="0.1in" loext:contextual-spacing="false" fo:text-align="start" style:justify-single-word="false" fo:orphans="2" fo:widows="2" fo:hyphenation-ladder-count="no-limit" fo:text-indent="0in" style:auto-text-indent="false" fo:keep-with-next="always" style:text-autospace="ideograph-alpha" style:punctuation-wrap="hanging" style:line-break="strict" style:writing-mode="lr-tb">
        <style:tab-stops>
          <style:tab-stop style:position="-0.7075in"/>
          <style:tab-stop style:position="1.7228in"/>
        </style:tab-stops>
      </style:paragraph-properties>
      <style:text-properties style:use-window-font-color="true" style:font-name="Times New Roman" fo:font-family="'Times New Roman'" style:font-family-generic="roman" style:font-pitch="variable" fo:font-size="12pt" fo:language="en" fo:country="US" fo:font-style="italic" style:text-underline-style="solid" style:text-underline-width="auto" style:text-underline-color="font-color" fo:font-weight="bold" style:font-name-asian="SimSun1" style:font-family-asian="SimSun" style:font-pitch-asian="variable" style:font-size-asian="12pt" style:language-asian="zxx" style:country-asian="none" style:font-style-asian="italic" style:font-weight-asian="bold" style:font-name-complex="Mangal1" style:font-family-complex="Mangal" style:font-pitch-complex="variable" style:font-size-complex="12pt" style:language-complex="ar" style:country-complex="SA" style:font-style-complex="italic" style:font-weight-complex="bold" fo:hyphenate="false" fo:hyphenation-remain-char-count="2" fo:hyphenation-push-char-count="2"/>
    </style:style>
    <style:style style:name="HeadingRecipeIngredients" style:family="paragraph" style:next-style-name="TextBodyIngredients">
      <style:paragraph-properties fo:margin-top="0in" fo:margin-bottom="0in" loext:contextual-spacing="false" fo:orphans="0" fo:widows="0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2pt" fo:language="en" fo:country="US" fo:font-style="italic" style:text-underline-style="solid" style:text-underline-width="auto" style:text-underline-color="font-color" fo:font-weight="bold" style:font-name-asian="SimSun1" style:font-family-asian="SimSun" style:font-pitch-asian="variable" style:font-size-asian="12pt" style:language-asian="zh" style:country-asian="CN" style:font-style-asian="italic" style:font-weight-asian="bold" style:font-name-complex="Mangal1" style:font-family-complex="Mangal" style:font-pitch-complex="variable" style:font-size-complex="12pt" style:language-complex="hi" style:country-complex="IN" fo:hyphenate="false" fo:hyphenation-remain-char-count="2" fo:hyphenation-push-char-count="2"/>
    </style:style>
    <style:style style:name="TextBodyIngredients" style:family="paragraph" style:list-style-name="">
      <style:paragraph-properties fo:margin-left="0in" fo:margin-right="0in" fo:orphans="0" fo:widows="0" fo:hyphenation-ladder-count="no-limit" fo:text-indent="0in" style:auto-text-indent="false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2pt" fo:language="en" fo:country="US" fo:font-style="normal" style:text-underline-style="none" fo:font-weight="normal" style:font-name-asian="SimSun1" style:font-family-asian="SimSun" style:font-pitch-asian="variable" style:font-size-asian="12pt" style:language-asian="zh" style:country-asian="CN" style:font-style-asian="normal" style:font-weight-asian="normal" style:font-name-complex="Mangal1" style:font-family-complex="Mangal" style:font-pitch-complex="variable" style:font-size-complex="12pt" style:language-complex="hi" style:country-complex="IN" fo:hyphenate="false" fo:hyphenation-remain-char-count="2" fo:hyphenation-push-char-count="2"/>
    </style:style>
    <style:style style:name="TextInstructionsNumbered" style:family="paragraph" style:list-style-name="TextRecipeNumbering">
      <style:paragraph-properties fo:orphans="0" fo:widows="0" fo:hyphenation-ladder-count="no-limit" text:number-lines="true" text:line-number="1" style:text-autospace="ideograph-alpha" style:punctuation-wrap="hanging" style:line-break="strict" style:writing-mode="lr-tb">
        <style:tab-stops/>
      </style:paragraph-properties>
      <style:text-properties style:use-window-font-color="true" style:font-name="Times New Roman" fo:font-family="'Times New Roman'" style:font-family-generic="roman" style:font-pitch="variable" fo:font-size="12pt" fo:language="en" fo:country="US" fo:font-style="normal" style:text-underline-style="none" fo:font-weight="normal" style:font-name-asian="SimSun1" style:font-family-asian="SimSun" style:font-pitch-asian="variable" style:font-size-asian="12pt" style:language-asian="zh" style:country-asian="CN" style:font-style-asian="normal" style:font-weight-asian="normal" style:font-name-complex="Mangal1" style:font-family-complex="Mangal" style:font-pitch-complex="variable" style:font-size-complex="12pt" style:language-complex="hi" style:country-complex="IN" fo:hyphenate="false" fo:hyphenation-remain-char-count="2" fo:hyphenation-push-char-count="2"/>
    </style:style>
    <style:style style:name="HeadingRecipeHints" style:family="paragraph" style:parent-style-name="HeadingRecipeTiming">
      <style:text-properties style:text-underline-style="none"/>
    </style:style>
    <style:style style:name="HeadingRecipeServes" style:family="paragraph" style:list-style-name="">
      <style:paragraph-properties fo:margin-left="0in" fo:margin-right="0in" fo:margin-top="0in" fo:margin-bottom="0.1in" loext:contextual-spacing="false" fo:text-align="start" style:justify-single-word="false" fo:orphans="2" fo:widows="2" fo:hyphenation-ladder-count="no-limit" fo:text-indent="0in" style:auto-text-indent="false" fo:keep-with-next="always" style:text-autospace="ideograph-alpha" style:punctuation-wrap="hanging" style:line-break="strict" style:writing-mode="lr-tb">
        <style:tab-stops>
          <style:tab-stop style:position="-0.7075in"/>
          <style:tab-stop style:position="1.7228in"/>
        </style:tab-stops>
      </style:paragraph-properties>
      <style:text-properties style:use-window-font-color="true" style:font-name="Times New Roman" fo:font-family="'Times New Roman'" style:font-family-generic="roman" style:font-pitch="variable" fo:font-size="12pt" fo:language="en" fo:country="US" fo:font-style="italic" style:text-underline-style="solid" style:text-underline-width="auto" style:text-underline-color="font-color" fo:font-weight="bold" style:font-name-asian="SimSun1" style:font-family-asian="SimSun" style:font-pitch-asian="variable" style:font-size-asian="12pt" style:language-asian="zxx" style:country-asian="none" style:font-style-asian="italic" style:font-weight-asian="bold" style:font-name-complex="Mangal1" style:font-family-complex="Mangal" style:font-pitch-complex="variable" style:font-size-complex="12pt" style:language-complex="ar" style:country-complex="SA" style:font-style-complex="italic" fo:hyphenate="false" fo:hyphenation-remain-char-count="2" fo:hyphenation-push-char-count="2"/>
    </style:style>
    <style:style style:name="HeadingRecipeInstructions" style:family="paragraph" style:next-style-name="TextInstructionsNumbered">
      <style:paragraph-properties fo:margin-top="0.1in" fo:margin-bottom="0in" loext:contextual-spacing="false" fo:orphans="0" fo:widows="0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2pt" fo:language="en" fo:country="US" fo:font-style="italic" style:text-underline-style="solid" style:text-underline-width="auto" style:text-underline-color="font-color" fo:font-weight="bold" style:font-name-asian="SimSun1" style:font-family-asian="SimSun" style:font-pitch-asian="variable" style:font-size-asian="12pt" style:language-asian="zh" style:country-asian="CN" style:font-style-asian="italic" style:font-weight-asian="bold" style:font-name-complex="Mangal1" style:font-family-complex="Mangal" style:font-pitch-complex="variable" style:font-size-complex="12pt" style:language-complex="hi" style:country-complex="IN" fo:hyphenate="false" fo:hyphenation-remain-char-count="2" fo:hyphenation-push-char-count="2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hidden="true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hidden="true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SubheadingRecipeIngredients" style:family="paragraph" style:parent-style-name="HeadingRecipeIngredients" style:next-style-name="TextBodyIngredients">
      <style:text-properties style:text-underline-style="none"/>
    </style:style>
    <style:style style:name="SubheadingRecipeInstructions" style:family="paragraph" style:parent-style-name="HeadingRecipeInstructions" style:next-style-name="TextInstructionsNumbered">
      <style:text-properties style:use-window-font-color="true" style:font-name="Times New Roman" fo:font-family="'Times New Roman'" style:font-family-generic="roman" style:font-pitch="variable" fo:font-size="12pt" fo:language="en" fo:country="US" style:text-underline-style="none" fo:font-weight="bold" style:font-name-asian="Times New Roman" style:font-family-asian="'Times New Roman'" style:font-family-generic-asian="roman" style:font-pitch-asian="variable" style:font-size-asian="12pt" style:language-asian="zxx" style:country-asian="none" style:font-weight-asian="normal" style:font-name-complex="Times New Roman" style:font-family-complex="'Times New Roman'" style:font-family-generic-complex="roman" style:font-pitch-complex="variable" style:font-size-complex="12pt" style:language-complex="ar" style:country-complex="SA" style:font-weight-complex="normal"/>
    </style:style>
    <style:style style:name="ChapterHeading" style:family="paragraph" style:parent-style-name="Heading" style:next-style-name="Standard" style:default-outline-level="2" style:class="chapter" style:master-page-name="RecipeHalfPageStyle">
      <style:paragraph-properties fo:margin-top="2in" fo:margin-bottom="1in" loext:contextual-spacing="false" fo:text-align="center" style:justify-single-word="false" style:page-number="auto"/>
      <style:text-properties style:font-name="Gabriola" fo:font-family="Gabriola" style:font-style-name="Regular" style:font-family-generic="decorative" style:font-pitch="variable" fo:font-size="24pt" fo:font-weight="bold" fo:background-color="transparent"/>
    </style:style>
    <style:style style:name="ChapterSubHeading" style:family="paragraph" style:parent-style-name="ChapterHeading" style:next-style-name="Standard" style:default-outline-level="3" style:class="chapter" style:master-page-name="RecipeHalfPageStyle">
      <loext:graphic-properties draw:fill-image-width="0in" draw:fill-image-height="0in"/>
      <style:paragraph-properties style:page-number="auto">
        <style:tab-stops/>
      </style:paragraph-properties>
      <style:text-properties fo:background-color="transparent"/>
    </style:style>
    <style:style style:name="TitleRecipeBook" style:family="paragraph" style:next-style-name="Standard">
      <style:paragraph-properties fo:margin-left="0in" fo:margin-right="0in" fo:margin-top="0.2in" fo:margin-bottom="0.2in" loext:contextual-spacing="false" fo:text-align="center" style:justify-single-word="false" fo:orphans="0" fo:widows="0" fo:hyphenation-ladder-count="no-limit" fo:text-indent="0in" style:auto-text-indent="false"/>
      <style:text-properties style:use-window-font-color="true" style:font-name="Gabriola1" fo:font-family="Gabriola" style:font-family-generic="decorative" style:font-pitch="variable" fo:font-size="24pt" fo:language="en" fo:country="US" style:text-underline-style="none" fo:font-weight="normal" style:font-name-asian="SimSun1" style:font-family-asian="SimSun" style:font-pitch-asian="variable" style:font-size-asian="24pt" style:language-asian="zh" style:country-asian="CN" style:font-weight-asian="normal" style:font-name-complex="Mangal1" style:font-family-complex="Mangal" style:font-pitch-complex="variable" style:font-size-complex="12pt" style:language-complex="hi" style:country-complex="IN" fo:hyphenate="false" fo:hyphenation-remain-char-count="2" fo:hyphenation-push-char-count="2"/>
    </style:style>
    <style:style style:name="TitleSpineRecipeBook" style:family="paragraph" style:parent-style-name="TitleRecipeBook">
      <style:paragraph-properties style:vertical-align="middle"/>
      <style:text-properties style:text-rotation-angle="270" style:text-rotation-scale="line-height"/>
    </style:style>
    <style:style style:name="IndexTableHeading" style:family="paragraph" style:parent-style-name="Standard" style:master-page-name="">
      <style:paragraph-properties style:page-number="auto" fo:break-before="page">
        <style:tab-stops>
          <style:tab-stop style:position="2in"/>
          <style:tab-stop style:position="3in"/>
          <style:tab-stop style:position="3.5in" style:type="right"/>
          <style:tab-stop style:position="5.5in" style:type="right"/>
        </style:tab-stops>
      </style:paragraph-properties>
      <style:text-properties style:text-underline-style="solid" style:text-underline-width="auto" style:text-underline-color="font-color" officeooo:rsid="002649a9"/>
    </style:style>
    <style:style style:name="Index_20_Separator" style:display-name="Index Separator" style:family="paragraph" style:parent-style-name="Index" style:class="index">
      <style:paragraph-properties fo:margin-left="0in" fo:margin-right="0in" fo:text-indent="0in" style:auto-text-indent="false"/>
    </style:style>
    <style:style style:name="Index_20_1" style:display-name="Index 1" style:family="paragraph" style:parent-style-name="Index" style:class="index">
      <style:paragraph-properties fo:margin-left="0in" fo:margin-right="0in" fo:text-indent="0in" style:auto-text-indent="false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2.25in" style:type="center"/>
          <style:tab-stop style:position="4.5in" style:type="right"/>
        </style:tab-stops>
      </style:paragraph-properties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fo:language="en" fo:country="US" style:font-name-complex="Times New Roman" style:font-family-complex="'Times New Roman'" style:font-family-generic-complex="roman" style:font-pitch-complex="variable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Symbol" fo:font-family="Symbol" style:font-charset="x-symbol" fo:language="en" fo:country="US" style:font-name-complex="OpenSymbol" style:font-family-complex="OpenSymbol, 'Arial Unicode MS'"/>
    </style:style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style:font-name="Symbol" fo:font-family="Symbol" style:font-charset="x-symbol" fo:language="en" fo:country="US" style:font-name-complex="OpenSymbol" style:font-family-complex="OpenSymbol, 'Arial Unicode MS'"/>
    </style:style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style:font-name="Symbol" fo:font-family="Symbol" style:font-charset="x-symbol" fo:language="en" fo:country="US" style:font-name-complex="OpenSymbol" style:font-family-complex="OpenSymbol, 'Arial Unicode MS'"/>
    </style:style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>
      <style:text-properties style:font-name="Symbol" fo:font-family="Symbol" style:font-charset="x-symbol" fo:language="en" fo:country="US" style:font-name-complex="OpenSymbol" style:font-family-complex="OpenSymbol, 'Arial Unicode MS'"/>
    </style:style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="Symbol" fo:font-family="Symbol" style:font-charset="x-symbol" fo:language="en" fo:country="US" style:font-name-complex="OpenSymbol" style:font-family-complex="OpenSymbol, 'Arial Unicode MS'"/>
    </style:style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>
      <style:text-properties fo:language="en" fo:country="US" style:font-name-complex="Times New Roman" style:font-family-complex="'Times New Roman'" style:font-family-generic-complex="roman" style:font-pitch-complex="variable"/>
    </style:style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>
      <style:text-properties fo:language="en" fo:country="US" style:font-name-complex="Times New Roman" style:font-family-complex="'Times New Roman'" style:font-family-generic-complex="roman" style:font-pitch-complex="variable"/>
    </style:style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/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/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/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Absatz-Standardschriftart" style:family="text"/>
    <style:style style:name="Default_20_Paragraph_20_Font" style:display-name="Default Paragraph Font" style:family="text"/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Numbering_20_Symbols" style:display-name="Numbering Symbols" style:family="text"/>
    <style:style style:name="WW8Num15z0" style:family="text">
      <style:text-properties fo:language="en" fo:country="US" style:font-name-complex="Times New Roman" style:font-family-complex="'Times New Roman'" style:font-family-generic-complex="roman" style:font-pitch-complex="variable"/>
    </style:style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>
      <style:text-properties fo:language="en" fo:country="US" style:font-name-complex="Times New Roman" style:font-family-complex="'Times New Roman'" style:font-family-generic-complex="roman" style:font-pitch-complex="variable"/>
    </style:style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3z0" style:family="text"/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4z0" style:family="text">
      <style:text-properties fo:language="en" fo:country="US" style:font-name-complex="Times New Roman" style:font-family-complex="'Times New Roman'" style:font-family-generic-complex="roman" style:font-pitch-complex="variable"/>
    </style:style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7z0" style:family="text">
      <style:text-properties fo:language="en" fo:country="US" style:font-name-complex="Times New Roman" style:font-family-complex="'Times New Roman'" style:font-family-generic-complex="roman" style:font-pitch-complex="variable"/>
    </style:style>
    <style:style style:name="WW8Num17z1" style:family="text"/>
    <style:style style:name="WW8Num17z2" style:family="text"/>
    <style:style style:name="WW8Num17z3" style:family="text"/>
    <style:style style:name="WW8Num17z4" style:family="text"/>
    <style:style style:name="WW8Num17z5" style:family="text"/>
    <style:style style:name="WW8Num17z6" style:family="text"/>
    <style:style style:name="WW8Num17z7" style:family="text"/>
    <style:style style:name="WW8Num17z8" style:family="text"/>
    <style:style style:name="WW8Num18z0" style:family="text">
      <style:text-properties fo:language="en" fo:country="US" style:font-name-complex="Times New Roman" style:font-family-complex="'Times New Roman'" style:font-family-generic-complex="roman" style:font-pitch-complex="variable"/>
    </style:style>
    <style:style style:name="WW8Num18z1" style:family="text"/>
    <style:style style:name="WW8Num18z2" style:family="text"/>
    <style:style style:name="WW8Num18z3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WW8Num19z0" style:family="text"/>
    <style:style style:name="WW8Num19z1" style:family="text"/>
    <style:style style:name="WW8Num19z2" style:family="text"/>
    <style:style style:name="WW8Num19z3" style:family="text"/>
    <style:style style:name="WW8Num19z4" style:family="text"/>
    <style:style style:name="WW8Num19z5" style:family="text"/>
    <style:style style:name="WW8Num19z6" style:family="text"/>
    <style:style style:name="WW8Num19z7" style:family="text"/>
    <style:style style:name="WW8Num19z8" style:family="text"/>
    <style:style style:name="WW8Num20z0" style:family="text"/>
    <style:style style:name="WW8Num20z1" style:family="text"/>
    <style:style style:name="WW8Num20z2" style:family="text"/>
    <style:style style:name="WW8Num20z3" style:family="text"/>
    <style:style style:name="WW8Num20z4" style:family="text"/>
    <style:style style:name="WW8Num20z5" style:family="text"/>
    <style:style style:name="WW8Num20z6" style:family="text"/>
    <style:style style:name="WW8Num20z7" style:family="text"/>
    <style:style style:name="WW8Num20z8" style:family="text"/>
    <style:style style:name="WW8Num21z0" style:family="text"/>
    <style:style style:name="WW8Num21z1" style:family="text"/>
    <style:style style:name="WW8Num21z2" style:family="text"/>
    <style:style style:name="WW8Num21z3" style:family="text"/>
    <style:style style:name="WW8Num21z4" style:family="text"/>
    <style:style style:name="WW8Num21z5" style:family="text"/>
    <style:style style:name="WW8Num21z6" style:family="text"/>
    <style:style style:name="WW8Num21z7" style:family="text"/>
    <style:style style:name="WW8Num21z8" style:family="text"/>
    <style:style style:name="WW8Num22z0" style:family="text">
      <style:text-properties fo:language="en" fo:country="US"/>
    </style:style>
    <style:style style:name="WW8Num22z1" style:family="text"/>
    <style:style style:name="WW8Num22z2" style:family="text"/>
    <style:style style:name="WW8Num22z3" style:family="text"/>
    <style:style style:name="WW8Num22z4" style:family="text"/>
    <style:style style:name="WW8Num22z5" style:family="text"/>
    <style:style style:name="WW8Num22z6" style:family="text"/>
    <style:style style:name="WW8Num22z7" style:family="text"/>
    <style:style style:name="WW8Num22z8" style:family="text"/>
    <style:style style:name="WW8Num29z0" style:family="text">
      <style:text-properties style:font-name="Times New Roman" fo:font-family="'Times New Roman'" style:font-family-generic="roman" style:font-pitch="variable" fo:font-size="12pt" fo:language="en" fo:country="US" fo:font-style="normal" fo:font-weight="normal" style:letter-kerning="true" style:font-name-asian="Times New Roman" style:font-family-asian="'Times New Roman'" style:font-family-generic-asian="roman" style:font-pitch-asian="variable" style:font-size-asian="12pt" style:language-asian="zxx" style:country-asian="none" style:font-style-asian="normal" style:font-weight-asian="normal" style:font-name-complex="Times New Roman" style:font-family-complex="'Times New Roman'" style:font-family-generic-complex="roman" style:font-pitch-complex="variable" style:font-size-complex="12pt" style:language-complex="ar" style:country-complex="SA" style:font-style-complex="normal" style:font-weight-complex="normal"/>
    </style:style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0" style:family="text">
      <style:text-properties style:font-name="Times New Roman" fo:font-family="'Times New Roman'" style:font-family-generic="roman" style:font-pitch="variable" fo:font-size="12pt" fo:language="en" fo:country="US" fo:font-style="normal" fo:font-weight="normal" style:letter-kerning="true" style:font-name-asian="Times New Roman" style:font-family-asian="'Times New Roman'" style:font-family-generic-asian="roman" style:font-pitch-asian="variable" style:font-size-asian="12pt" style:language-asian="zxx" style:country-asian="none" style:font-style-asian="normal" style:font-weight-asian="normal" style:font-name-complex="Times New Roman" style:font-family-complex="'Times New Roman'" style:font-family-generic-complex="roman" style:font-pitch-complex="variable" style:font-size-complex="12pt" style:language-complex="ar" style:country-complex="SA" style:font-style-complex="normal" style:font-weight-complex="normal"/>
    </style:style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outline-level-style>
      <text:outline-level-style text:level="2" text:style-name="WW8Num1z1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outline-level-style>
      <text:outline-level-style text:level="3" text:style-name="WW8Num1z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outline-level-style>
      <text:outline-level-style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outline-level-style>
      <text:outline-level-style text:level="5" text:style-name="WW8Num1z4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outline-level-style>
      <text:outline-level-style text:level="6" text:style-name="WW8Num1z5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outline-level-style>
      <text:outline-level-style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outline-level-style>
      <text:outline-level-style text:level="8" text:style-name="WW8Num1z7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outline-level-style>
      <text:outline-level-style text:level="9" text:style-name="WW8Num1z8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text:style-name="WW8Num2z0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text:style-name="WW8Num2z1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3" text:style-name="WW8Num2z2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4" text:style-name="WW8Num2z3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5" text:style-name="WW8Num2z4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6" text:style-name="WW8Num2z5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7" text:style-name="WW8Num2z6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8" text:style-name="WW8Num2z7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9" text:style-name="WW8Num2z8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number text:level="1" text:style-name="WW8Num3z0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text:style-name="WW8Num3z1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3" text:style-name="WW8Num3z2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4" text:style-name="WW8Num3z3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5" text:style-name="WW8Num3z4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6" text:style-name="WW8Num3z5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7" text:style-name="WW8Num3z6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8" text:style-name="WW8Num3z7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9" text:style-name="WW8Num3z8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number text:level="1" text:style-name="WW8Num4z0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text:style-name="WW8Num4z1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3" text:style-name="WW8Num4z2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4" text:style-name="WW8Num4z3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5" text:style-name="WW8Num4z4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6" text:style-name="WW8Num4z5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7" text:style-name="WW8Num4z6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8" text:style-name="WW8Num4z7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9" text:style-name="WW8Num4z8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number text:level="1" text:style-name="WW8Num5z0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text:style-name="WW8Num5z1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3" text:style-name="WW8Num5z2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4" text:style-name="WW8Num5z3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5" text:style-name="WW8Num5z4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6" text:style-name="WW8Num5z5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7" text:style-name="WW8Num5z6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8" text:style-name="WW8Num5z7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9" text:style-name="WW8Num5z8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>
      <text:list-level-style-number text:level="1" text:style-name="WW8Num6z0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text:style-name="WW8Num6z1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3" text:style-name="WW8Num6z2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4" text:style-name="WW8Num6z3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5" text:style-name="WW8Num6z4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6" text:style-name="WW8Num6z5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7" text:style-name="WW8Num6z6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8" text:style-name="WW8Num6z7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9" text:style-name="WW8Num6z8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>
      <text:list-level-style-number text:level="1" text:style-name="WW8Num7z0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text:style-name="WW8Num7z1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3" text:style-name="WW8Num7z2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4" text:style-name="WW8Num7z3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5" text:style-name="WW8Num7z4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6" text:style-name="WW8Num7z5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7" text:style-name="WW8Num7z6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8" text:style-name="WW8Num7z7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9" text:style-name="WW8Num7z8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>
      <text:list-level-style-number text:level="1" text:style-name="WW8Num8z0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text:style-name="WW8Num8z1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3" text:style-name="WW8Num8z2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4" text:style-name="WW8Num8z3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5" text:style-name="WW8Num8z4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6" text:style-name="WW8Num8z5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7" text:style-name="WW8Num8z6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8" text:style-name="WW8Num8z7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9" text:style-name="WW8Num8z8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>
      <text:list-level-style-number text:level="1" text:style-name="WW8Num9z0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text:style-name="WW8Num9z1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3" text:style-name="WW8Num9z2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4" text:style-name="WW8Num9z3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5" text:style-name="WW8Num9z4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6" text:style-name="WW8Num9z5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7" text:style-name="WW8Num9z6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8" text:style-name="WW8Num9z7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9" text:style-name="WW8Num9z8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>
      <text:list-level-style-number text:level="1" text:style-name="WW8Num10z0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text:style-name="WW8Num10z1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3" text:style-name="WW8Num10z2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4" text:style-name="WW8Num10z3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5" text:style-name="WW8Num10z4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6" text:style-name="WW8Num10z5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7" text:style-name="WW8Num10z6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8" text:style-name="WW8Num10z7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9" text:style-name="WW8Num10z8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>
      <text:list-level-style-number text:level="1" text:style-name="WW8Num11z0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text:style-name="WW8Num11z1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3" text:style-name="WW8Num11z2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4" text:style-name="WW8Num11z3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5" text:style-name="WW8Num11z4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6" text:style-name="WW8Num11z5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7" text:style-name="WW8Num11z6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8" text:style-name="WW8Num11z7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9" text:style-name="WW8Num11z8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>
      <text:list-level-style-number text:level="1" text:style-name="WW8Num12z0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text:style-name="WW8Num12z1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3" text:style-name="WW8Num12z2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4" text:style-name="WW8Num12z3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5" text:style-name="WW8Num12z4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6" text:style-name="WW8Num12z5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7" text:style-name="WW8Num12z6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8" text:style-name="WW8Num12z7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9" text:style-name="WW8Num12z8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TextRecipeNumbering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3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4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5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6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7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8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9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10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</text:list-style>
    <text:list-style style:name="WW8Num15">
      <text:list-level-style-number text:level="1" text:style-name="WW8Num15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15z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WW8Num15z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WW8Num15z3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WW8Num15z4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WW8Num15z5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WW8Num15z6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WW8Num15z7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WW8Num15z8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>
      <text:list-level-style-number text:level="1" text:style-name="WW8Num16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16z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WW8Num16z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WW8Num16z3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WW8Num16z4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WW8Num16z5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WW8Num16z6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WW8Num16z7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WW8Num16z8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>
      <text:list-level-style-number text:level="1" text:style-name="WW8Num13z0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text:style-name="WW8Num13z1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3" text:style-name="WW8Num13z2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4" text:style-name="WW8Num13z3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5" text:style-name="WW8Num13z4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6" text:style-name="WW8Num13z5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7" text:style-name="WW8Num13z6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8" text:style-name="WW8Num13z7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9" text:style-name="WW8Num13z8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>
      <text:list-level-style-number text:level="1" text:style-name="WW8Num14z0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text:style-name="WW8Num14z1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3" text:style-name="WW8Num14z2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4" text:style-name="WW8Num14z3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5" text:style-name="WW8Num14z4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6" text:style-name="WW8Num14z5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7" text:style-name="WW8Num14z6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8" text:style-name="WW8Num14z7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9" text:style-name="WW8Num14z8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">
      <text:list-level-style-number text:level="1" text:style-name="WW8Num17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17z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WW8Num17z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WW8Num17z3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WW8Num17z4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WW8Num17z5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WW8Num17z6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WW8Num17z7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WW8Num17z8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">
      <text:list-level-style-number text:level="1" text:style-name="WW8Num18z0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text:style-name="WW8Num18z1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3" text:style-name="WW8Num18z2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4" text:style-name="WW8Num18z3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5" text:style-name="WW8Num18z4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6" text:style-name="WW8Num18z5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7" text:style-name="WW8Num18z6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8" text:style-name="WW8Num18z7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9" text:style-name="WW8Num18z8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9">
      <text:list-level-style-number text:level="1" text:style-name="WW8Num19z0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text:style-name="WW8Num19z1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3" text:style-name="WW8Num19z2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4" text:style-name="WW8Num19z3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5" text:style-name="WW8Num19z4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6" text:style-name="WW8Num19z5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7" text:style-name="WW8Num19z6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8" text:style-name="WW8Num19z7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9" text:style-name="WW8Num19z8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0">
      <text:list-level-style-number text:level="1" text:style-name="WW8Num20z0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text:style-name="WW8Num20z1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3" text:style-name="WW8Num20z2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4" text:style-name="WW8Num20z3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5" text:style-name="WW8Num20z4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6" text:style-name="WW8Num20z5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7" text:style-name="WW8Num20z6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8" text:style-name="WW8Num20z7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9" text:style-name="WW8Num20z8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1">
      <text:list-level-style-number text:level="1" text:style-name="WW8Num21z0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text:style-name="WW8Num21z1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3" text:style-name="WW8Num21z2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4" text:style-name="WW8Num21z3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5" text:style-name="WW8Num21z4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6" text:style-name="WW8Num21z5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7" text:style-name="WW8Num21z6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8" text:style-name="WW8Num21z7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9" text:style-name="WW8Num21z8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9">
      <text:list-level-style-number text:level="1" text:style-name="WW8Num29z0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text:style-name="WW8Num29z1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3" text:style-name="WW8Num29z2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4" text:style-name="WW8Num29z3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5" text:style-name="WW8Num29z4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6" text:style-name="WW8Num29z5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7" text:style-name="WW8Num29z6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8" text:style-name="WW8Num29z7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9" text:style-name="WW8Num29z8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0">
      <text:list-level-style-number text:level="1" text:style-name="WW8Num30z0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text:style-name="WW8Num30z1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3" text:style-name="WW8Num30z2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4" text:style-name="WW8Num30z3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5" text:style-name="WW8Num30z4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6" text:style-name="WW8Num30z5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7" text:style-name="WW8Num30z6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8" text:style-name="WW8Num30z7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9" text:style-name="WW8Num30z8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>
        <style:tab-stops>
          <style:tab-stop style:position="4.5in" style:type="right"/>
        </style:tab-stops>
      </style:paragraph-properties>
    </style:style>
    <style:page-layout style:name="Mpm1">
      <style:page-layout-properties fo:page-width="5.5in" fo:page-height="8.5in" style:num-format="1" style:print-orientation="landscape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5.5in" fo:page-height="8.5in" style:num-format="1" style:print-orientation="landscape" fo:margin-top="0.5in" fo:margin-bottom="0.5in" fo:margin-left="0.5in" fo:margin-right="0.5in" style:shadow="none" style:register-truth-ref-style-name="Text_20_body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columns fo:column-count="1" fo:column-gap="0in"/>
        <style:footnote-sep style:width="0.0071in" style:distance-before-sep="0.0402in" style:distance-after-sep="0.0402in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5.5in" fo:page-height="8.5in" style:num-format="1" style:print-orientation="landscape" fo:margin-top="0.5in" fo:margin-bottom="0.5in" fo:margin-left="0.5in" fo:margin-right="0.5in" style:shadow="none" style:register-truth-ref-style-name="Text_20_body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columns fo:column-count="1" fo:column-gap="0in"/>
        <style:footnote-sep style:width="0.0071in" style:distance-before-sep="0.0402in" style:distance-after-sep="0.0402in"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5.5in" fo:page-height="8.5in" style:num-format="1" style:print-orientation="landscape" fo:margin-top="1.5173in" fo:margin-bottom="1.5173in" fo:margin-left="0.5173in" fo:margin-right="0.5173in" fo:border="1.11pt double #000000" style:border-line-width="0.0008in 0.0138in 0.0008in" fo:padding="0.0138in" style:shadow="none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draw:fill="solid" draw:fill-color="#ffffff" draw:opacity="100%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5.5in" fo:page-height="8.5in" style:num-format="1" style:print-orientation="landscape" fo:margin-top="0.5in" fo:margin-bottom="0.5in" fo:margin-left="0.5in" fo:margin-right="0.5in" fo:border="none" fo:padding="0in" style:shadow="none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draw:fill="solid" draw:fill-color="#ffffff" draw:opacity="100%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6" style:page-usage="right">
      <style:page-layout-properties fo:page-width="5.5in" fo:page-height="8.5in" style:num-format="1" style:print-orientation="landscape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RightPageRecipe" style:page-layout-name="Mpm2" style:next-style-name="MirrorPageRecipe"/>
    <style:master-page style:name="MirrorPageRecipe" style:page-layout-name="Mpm3"/>
    <style:master-page style:name="RecipeHalfPageStyle" style:page-layout-name="Mpm1"/>
    <style:master-page style:name="TitlePageStyle" style:page-layout-name="Mpm4"/>
    <style:master-page style:name="SpineTitlePageStyle" style:page-layout-name="Mpm5"/>
    <style:master-page style:name="RecipeHalfPageRightStyle" style:page-layout-name="Mpm6" style:next-style-name="RecipeHalfPageStyle">
      <style:header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RecipeHalfSheet</dc:title>
    <meta:creation-date>2015-10-31T20:27:24.01</meta:creation-date>
    <meta:editing-cycles>42</meta:editing-cycles>
    <meta:editing-duration>PT9H41M18S</meta:editing-duration>
    <meta:generator>LibreOffice/5.0.3.2$Linux_X86_64 LibreOffice_project/00m0$Build-2</meta:generator>
    <meta:initial-creator>David Holland-Moritz</meta:initial-creator>
    <dc:date>2016-07-31T15:39:36.972093251</dc:date>
    <dc:creator>David Holland-Moritz</dc:creator>
    <meta:printed-by>David Holland-Moritz</meta:printed-by>
    <meta:print-date>2016-07-15T16:47:48.235148691</meta:print-date>
    <meta:document-statistic meta:table-count="0" meta:image-count="0" meta:object-count="0" meta:page-count="1" meta:paragraph-count="0" meta:word-count="0" meta:character-count="0" meta:non-whitespace-character-count="0"/>
    <meta:template xlink:type="simple" xlink:actuate="onRequest" xlink:title="RecipeHalfSheet" xlink:href="../../../../AppData/Roaming/OpenOffice/4/user/template/RecipeHalfSheet1.ott" meta:date="2015-10-31T20:27:23.820000000"/>
  </office:meta>
</office:document-meta>
</file>